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03176" officeooo:paragraph-rsid="00103176" style:font-weight-asian="bold" style:font-weight-complex="bold"/>
    </style:style>
    <style:style style:name="P2" style:family="paragraph" style:parent-style-name="Standard">
      <style:text-properties fo:font-weight="bold" officeooo:rsid="0010bc73" officeooo:paragraph-rsid="0010bc73" style:font-weight-asian="bold" style:font-weight-complex="bold"/>
    </style:style>
    <style:style style:name="P3" style:family="paragraph" style:parent-style-name="Standard">
      <style:text-properties fo:font-weight="bold" officeooo:rsid="00121a0c" officeooo:paragraph-rsid="00121a0c" style:font-weight-asian="bold" style:font-weight-complex="bold"/>
    </style:style>
    <style:style style:name="P4" style:family="paragraph" style:parent-style-name="Standard">
      <style:text-properties fo:font-weight="bold" officeooo:rsid="00133837" officeooo:paragraph-rsid="00133837" style:font-weight-asian="bold" style:font-weight-complex="bold"/>
    </style:style>
    <style:style style:name="P5" style:family="paragraph" style:parent-style-name="Standard">
      <style:text-properties fo:font-weight="bold" officeooo:rsid="0013bab9" officeooo:paragraph-rsid="0013bab9" style:font-weight-asian="bold" style:font-weight-complex="bold"/>
    </style:style>
    <style:style style:name="P6" style:family="paragraph" style:parent-style-name="Standard">
      <style:text-properties fo:font-weight="bold" officeooo:rsid="0013d93c" officeooo:paragraph-rsid="0013d93c" style:font-weight-asian="bold" style:font-weight-complex="bold"/>
    </style:style>
    <style:style style:name="P7" style:family="paragraph" style:parent-style-name="Standard">
      <style:text-properties fo:font-weight="bold" officeooo:rsid="0014b824" officeooo:paragraph-rsid="0014b824" style:font-weight-asian="bold" style:font-weight-complex="bold"/>
    </style:style>
    <style:style style:name="P8" style:family="paragraph" style:parent-style-name="Standard">
      <style:text-properties fo:font-weight="bold" officeooo:rsid="00167d83" officeooo:paragraph-rsid="00167d83" style:font-weight-asian="bold" style:font-weight-complex="bold"/>
    </style:style>
    <style:style style:name="P9" style:family="paragraph" style:parent-style-name="Standard">
      <style:text-properties fo:font-weight="bold" officeooo:rsid="0017da00" officeooo:paragraph-rsid="0010bc73" style:font-weight-asian="bold" style:font-weight-complex="bold"/>
    </style:style>
    <style:style style:name="P10" style:family="paragraph" style:parent-style-name="Standard">
      <style:text-properties fo:font-weight="bold" officeooo:rsid="001d4a63" officeooo:paragraph-rsid="001d4a63" style:font-weight-asian="bold" style:font-weight-complex="bold"/>
    </style:style>
    <style:style style:name="P11" style:family="paragraph" style:parent-style-name="Standard">
      <style:text-properties fo:font-weight="bold" officeooo:rsid="00204f0b" officeooo:paragraph-rsid="00204f0b" style:font-weight-asian="bold" style:font-weight-complex="bold"/>
    </style:style>
    <style:style style:name="P12" style:family="paragraph" style:parent-style-name="Standard">
      <style:text-properties fo:font-weight="bold" officeooo:rsid="00219894" officeooo:paragraph-rsid="00219894" style:font-weight-asian="bold" style:font-weight-complex="bold"/>
    </style:style>
    <style:style style:name="P13" style:family="paragraph" style:parent-style-name="Standard">
      <style:text-properties fo:font-weight="bold" officeooo:rsid="0022bf52" officeooo:paragraph-rsid="0022bf52" style:font-weight-asian="bold" style:font-weight-complex="bold"/>
    </style:style>
    <style:style style:name="P14" style:family="paragraph" style:parent-style-name="Standard">
      <style:text-properties fo:font-weight="normal" officeooo:rsid="00103176" officeooo:paragraph-rsid="00103176" style:font-weight-asian="normal" style:font-weight-complex="normal"/>
    </style:style>
    <style:style style:name="P15" style:family="paragraph" style:parent-style-name="Standard">
      <style:text-properties fo:font-weight="normal" officeooo:rsid="0010bc73" officeooo:paragraph-rsid="0010bc73" style:font-weight-asian="normal" style:font-weight-complex="normal"/>
    </style:style>
    <style:style style:name="P16" style:family="paragraph" style:parent-style-name="Standard">
      <style:text-properties fo:font-weight="normal" officeooo:rsid="00133837" officeooo:paragraph-rsid="00133837" style:font-weight-asian="normal" style:font-weight-complex="normal"/>
    </style:style>
    <style:style style:name="P17" style:family="paragraph" style:parent-style-name="Standard">
      <style:text-properties fo:font-weight="normal" officeooo:rsid="0013bab9" officeooo:paragraph-rsid="0013bab9" style:font-weight-asian="normal" style:font-weight-complex="normal"/>
    </style:style>
    <style:style style:name="P18" style:family="paragraph" style:parent-style-name="Standard">
      <style:text-properties fo:font-weight="normal" officeooo:rsid="0013d93c" officeooo:paragraph-rsid="0013d93c" style:font-weight-asian="normal" style:font-weight-complex="normal"/>
    </style:style>
    <style:style style:name="P19" style:family="paragraph" style:parent-style-name="Standard">
      <style:text-properties fo:font-weight="normal" officeooo:rsid="00167d83" officeooo:paragraph-rsid="00167d83" style:font-weight-asian="normal" style:font-weight-complex="normal"/>
    </style:style>
    <style:style style:name="P20" style:family="paragraph" style:parent-style-name="Standard">
      <style:text-properties fo:font-weight="normal" officeooo:rsid="001d4a63" officeooo:paragraph-rsid="001d4a63" style:font-weight-asian="normal" style:font-weight-complex="normal"/>
    </style:style>
    <style:style style:name="P21" style:family="paragraph" style:parent-style-name="Standard">
      <style:text-properties fo:font-weight="normal" officeooo:rsid="001de4d7" officeooo:paragraph-rsid="001de4d7" style:font-weight-asian="normal" style:font-weight-complex="normal"/>
    </style:style>
    <style:style style:name="P22" style:family="paragraph" style:parent-style-name="Standard">
      <style:text-properties fo:font-weight="normal" officeooo:rsid="001fa79e" officeooo:paragraph-rsid="001fa79e" style:font-weight-asian="normal" style:font-weight-complex="normal"/>
    </style:style>
    <style:style style:name="P23" style:family="paragraph" style:parent-style-name="Standard">
      <style:text-properties fo:font-weight="normal" officeooo:rsid="00219894" officeooo:paragraph-rsid="00219894" style:font-weight-asian="normal" style:font-weight-complex="normal"/>
    </style:style>
    <style:style style:name="P24" style:family="paragraph" style:parent-style-name="Standard">
      <style:text-properties fo:font-weight="normal" officeooo:rsid="0022bf52" officeooo:paragraph-rsid="0022bf52" style:font-weight-asian="normal" style:font-weight-complex="normal"/>
    </style:style>
    <style:style style:name="P25" style:family="paragraph" style:parent-style-name="Standard">
      <style:text-properties officeooo:paragraph-rsid="00103176"/>
    </style:style>
    <style:style style:name="P26" style:family="paragraph" style:parent-style-name="Standard">
      <style:text-properties style:text-underline-style="none" fo:font-weight="bold" officeooo:rsid="001d4a63" officeooo:paragraph-rsid="001d4a63" style:font-weight-asian="bold" style:font-weight-complex="bold"/>
    </style:style>
    <style:style style:name="P27" style:family="paragraph" style:parent-style-name="Standard">
      <style:text-properties style:text-underline-style="none" fo:font-weight="normal" officeooo:rsid="001d4a63" officeooo:paragraph-rsid="001d4a63" style:font-weight-asian="normal" style:font-weight-complex="normal"/>
    </style:style>
    <style:style style:name="P28" style:family="paragraph" style:parent-style-name="Standard">
      <style:text-properties style:text-underline-style="none" fo:font-weight="bold" officeooo:rsid="001de4d7" officeooo:paragraph-rsid="001de4d7" style:font-weight-asian="bold" style:font-weight-complex="bold"/>
    </style:style>
    <style:style style:name="P29" style:family="paragraph" style:parent-style-name="Standard">
      <style:text-properties style:text-underline-style="none" fo:font-weight="normal" officeooo:rsid="001de4d7" officeooo:paragraph-rsid="001de4d7" style:font-weight-asian="normal" style:font-weight-complex="normal"/>
    </style:style>
    <style:style style:name="P30" style:family="paragraph" style:parent-style-name="Standard">
      <style:text-properties fo:font-weight="normal" officeooo:rsid="00219894" officeooo:paragraph-rsid="00219894"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03176" style:font-weight-asian="bold" style:font-weight-complex="bold"/>
    </style:style>
    <style:style style:name="T3" style:family="text">
      <style:text-properties fo:font-weight="bold" officeooo:rsid="0010bc73" style:font-weight-asian="bold" style:font-weight-complex="bold"/>
    </style:style>
    <style:style style:name="T4" style:family="text">
      <style:text-properties fo:font-weight="bold" officeooo:rsid="0013d93c" style:font-weight-asian="bold" style:font-weight-complex="bold"/>
    </style:style>
    <style:style style:name="T5" style:family="text">
      <style:text-properties fo:font-weight="bold" officeooo:rsid="0017da00" style:font-weight-asian="bold" style:font-weight-complex="bold"/>
    </style:style>
    <style:style style:name="T6" style:family="text">
      <style:text-properties fo:font-weight="bold" officeooo:rsid="001de4d7"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03176" style:font-weight-asian="normal" style:font-weight-complex="normal"/>
    </style:style>
    <style:style style:name="T9" style:family="text">
      <style:text-properties fo:font-weight="normal" officeooo:rsid="0010bc73" style:font-weight-asian="normal" style:font-weight-complex="normal"/>
    </style:style>
    <style:style style:name="T10" style:family="text">
      <style:text-properties fo:font-weight="normal" officeooo:rsid="00121a0c" style:font-weight-asian="normal" style:font-weight-complex="normal"/>
    </style:style>
    <style:style style:name="T11" style:family="text">
      <style:text-properties fo:font-weight="normal" officeooo:rsid="00167d83" style:font-weight-asian="normal" style:font-weight-complex="normal"/>
    </style:style>
    <style:style style:name="T12" style:family="text">
      <style:text-properties fo:font-weight="normal" officeooo:rsid="001b1a52" style:font-weight-asian="normal" style:font-weight-complex="normal"/>
    </style:style>
    <style:style style:name="T13" style:family="text">
      <style:text-properties officeooo:rsid="0013bab9"/>
    </style:style>
    <style:style style:name="T14" style:family="text">
      <style:text-properties officeooo:rsid="00167d83"/>
    </style:style>
    <style:style style:name="T15" style:family="text">
      <style:text-properties officeooo:rsid="0017da00"/>
    </style:style>
    <style:style style:name="T16" style:family="text">
      <style:text-properties officeooo:rsid="001b1a52"/>
    </style:style>
    <style:style style:name="T17" style:family="text">
      <style:text-properties style:text-position="super 58%"/>
    </style:style>
    <style:style style:name="T18" style:family="text">
      <style:text-properties style:text-position="super 58%" fo:font-weight="normal" style:font-weight-asian="normal" style:font-weight-complex="normal"/>
    </style:style>
    <style:style style:name="T19" style:family="text">
      <style:text-properties officeooo:rsid="001de4d7"/>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1de4d7" style:font-weight-asian="normal" style:font-weight-complex="normal"/>
    </style:style>
    <style:style style:name="T23" style:family="text">
      <style:text-properties style:text-underline-style="none" fo:font-weight="bold" officeooo:rsid="001fa79e" style:font-weight-asian="bold" style:font-weight-complex="bold"/>
    </style:style>
    <style:style style:name="T24" style:family="text">
      <style:text-properties style:text-underline-style="none" officeooo:rsid="001fa79e"/>
    </style:style>
    <style:style style:name="T25" style:family="text">
      <style:text-properties officeooo:rsid="00252c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Hibernate Annotations</text:p>
      <text:p text:style-name="P1"/>
      <text:p text:style-name="P14">- all metadata is clubbed into POJO java file along with the code, this helps user to understand the table structure and POJO simultaenously during the development.</text:p>
      <text:p text:style-name="P14">- requirements: 1) JDK 5.0 environment 2) Hibernate 3.x annotations distribution package</text:p>
      <text:p text:style-name="P14"/>
      <text:p text:style-name="P1">A. @Entity Annotation</text:p>
      <text:p text:style-name="P14">- marks the class as an entity bean</text:p>
      <text:p text:style-name="P14">- this class must have a no-argument constr<text:span text:style-name="T16">u</text:span>ctor that is visible with at least protected scope</text:p>
      <text:p text:style-name="P14"/>
      <text:p text:style-name="P1">B. @Table Annotation</text:p>
      <text:p text:style-name="P14">- allows you to specify the details of the table that will be used to persist the entity in the database</text:p>
      <text:p text:style-name="P14">- provides 4 attributes allowing you to override the <text:span text:style-name="T1">name</text:span> of the table, <text:span text:style-name="T1">catalogue</text:span>, <text:span text:style-name="T1">schema</text:span> and <text:span text:style-name="T1">enforce unique constraints </text:span>on column table.</text:p>
      <text:p text:style-name="P14"/>
      <text:p text:style-name="P1">C. @Id and @GeneratedValue</text:p>
      <text:p text:style-name="P25"><text:span text:style-name="T2">- @Id </text:span><text:span text:style-name="T8">is used to determine the primary key of the entity bean</text:span></text:p>
      <text:p text:style-name="P25"><text:span text:style-name="T8">- </text:span><text:span text:style-name="T2">@GeneratedValue </text:span><text:span text:style-name="T8">takes 2 parameters: </text:span><text:span text:style-name="T2">strategy </text:span><text:span text:style-name="T8">and </text:span><text:span text:style-name="T2">generator</text:span></text:p>
      <text:p text:style-name="P25"><text:span text:style-name="T2">- </text:span><text:span text:style-name="T3">@GeneratedValue </text:span><text:span text:style-name="T10">strategy</text:span><text:span text:style-name="T9">:</text:span></text:p>
      <text:p text:style-name="P2">1) Auto – <text:span text:style-name="T7">either identity column, sequence or table dpending on the underlying db</text:span></text:p>
      <text:p text:style-name="P2">2) Table - <text:span text:style-name="T7"><text:s/>table holding the id</text:span></text:p>
      <text:p text:style-name="P3">3) Identity –<text:span text:style-name="T7"> identity column</text:span></text:p>
      <text:p text:style-name="P15"/>
      <text:p text:style-name="P25"/>
      <text:p text:style-name="P1">D. @Column Annotation</text:p>
      <text:p text:style-name="P14">- <text:span text:style-name="T1">name </text:span>attribute permits the name of the column to be explicitly specified</text:p>
      <text:p text:style-name="P14">- <text:span text:style-name="T1">length </text:span>attribute specifies the size of the column</text:p>
      <text:p text:style-name="P14">- <text:span text:style-name="T1">nullable – </text:span>specifies if the column to be marked NOT NULL when schema is generated</text:p>
      <text:p text:style-name="P14">- <text:span text:style-name="T1">unique – </text:span>permits the column to contain only unique values</text:p>
      <text:p text:style-name="P14"/>
      <text:p text:style-name="P1">E. @Version Annotation</text:p>
      <text:p text:style-name="P14">- you can add optimistic locking capability to an entity bean using this annotation</text:p>
      <text:p text:style-name="P25"/>
      <text:p text:style-name="P2">F. Declaring Basic Propery Mappings</text:p>
      <text:p text:style-name="P15">- every non-static non transient property(field or method) of an entity bean is considered <text:span text:style-name="T1">persistent</text:span> unless you annotate it as <text:span text:style-name="T1">@Transient</text:span>.</text:p>
      <text:p text:style-name="P15">- The <text:span text:style-name="T1">@Basic </text:span>annotation allows you to declare fetching strategy</text:p>
      <text:p text:style-name="P15"/>
      <text:p text:style-name="P2">G. Embedded Objects (Components)</text:p>
      <text:p text:style-name="P2">- <text:span text:style-name="T7">component classes have to be annotated at the class level with </text:span>@Embeddable <text:span text:style-name="T7">annotation</text:span></text:p>
      <text:p text:style-name="P2"><text:span text:style-name="T7">- it is possible to override the column mapping of an embedded object for a particular entity using </text:span>@Embedded <text:span text:style-name="T7">and </text:span>@AttributeOverride <text:span text:style-name="T7">annotation in the associated property</text:span></text:p>
      <text:p text:style-name="P9"/>
      <text:p text:style-name="P9"/>
      <text:p text:style-name="P2"/>
      <text:p text:style-name="P2"/>
      <text:p text:style-name="P2"/>
      <text:p text:style-name="P2"/>
      <text:p text:style-name="P2"/>
      <text:p text:style-name="P4"><text:soft-page-break/>II. Relationship</text:p>
      <text:p text:style-name="P4"/>
      <text:p text:style-name="P4">A. One-to-One</text:p>
      <text:p text:style-name="P16">- <text:span text:style-name="T1">@JoinColumn </text:span>specifies the foreign key, the parameter declares the column in the targeted entity that will be used to the join. In a <text:span text:style-name="T1">bidirectional relationship, </text:span>one of the sides (and only one) has to be the owner; the owner is responsible for the association column(s) update. To declare a side as <text:span text:style-name="T1">not responsible </text:span>for the relationship, the attribute <text:span text:style-name="T1">mappedBy </text:span>is used</text:p>
      <text:p text:style-name="P16"/>
      <text:p text:style-name="P4">B. Many-to-One</text:p>
      <text:p text:style-name="P4">- <text:span text:style-name="T13">@ManyToOne</text:span></text:p>
      <text:p text:style-name="P16">- <text:span text:style-name="T1">@JoinColumn </text:span>is optional</text:p>
      <text:p text:style-name="P16"/>
      <text:p text:style-name="P5">C. One-to-Many</text:p>
      <text:p text:style-name="P5">- @OneToMany</text:p>
      <text:p text:style-name="P5">- <text:span text:style-name="T7">to map a </text:span>bidirectional<text:span text:style-name="T7"> one to many, </text:span>bidrectional relationship <text:span text:style-name="T12">provides</text:span> <text:span text:style-name="T7">navigational access in both sides so that you can access the other side without explicit queries and it allows you to apply cascading options in both directions, with </text:span>one-to-many<text:span text:style-name="T7"> as the </text:span>owning side<text:span text:style-name="T7">, you have to remove the </text:span>mappedBy <text:span text:style-name="T7">element and set the many to one </text:span>@JoinColumn<text:span text:style-name="T7"> as </text:span>insertable <text:span text:style-name="T7">and </text:span>updatable <text:span text:style-name="T7">to </text:span>false</text:p>
      <text:p text:style-name="P5">- <text:span text:style-name="T7">a </text:span>unidirectional one-to-many <text:span text:style-name="T7">using a foreign key column in the owned entity is not that common and not really recommended. Instead, you it is recommended that you use a </text:span>join <text:span text:style-name="T7">table.</text:span></text:p>
      <text:p text:style-name="P5"/>
      <text:p text:style-name="P5">D. Many-to-Many</text:p>
      <text:p text:style-name="P17">- <text:span text:style-name="T1">@ManyToMany</text:span></text:p>
      <text:p text:style-name="P17">- you have to describe the association table and join conditions using the <text:span text:style-name="T1">@JoinTable </text:span>annotation</text:p>
      <text:p text:style-name="P17">- if the association is bidirectional, one side has to be the <text:span text:style-name="T1">owner </text:span>and one side has to be the <text:span text:style-name="T1">inverse </text:span>end <text:span text:style-name="T4">(bidirectional)</text:span></text:p>
      <text:p text:style-name="P17"><text:span text:style-name="T4">- </text:span><text:span text:style-name="T5">@JoinTable – </text:span><text:span text:style-name="T15">is used to define the join table(link table) for many-to-many relationships. It is specified on the owning side of many-to-many association or in a unidirectional one-to-many association</text:span></text:p>
      <text:p text:style-name="P17">- <text:span text:style-name="T5">@JoinColumn –</text:span><text:span text:style-name="T15"> is used to define the join column(linking column) in both main tables</text:span></text:p>
      <text:p text:style-name="P17"/>
      <text:p text:style-name="P6">E. Transitive Persistence with Cascading</text:p>
      <text:p text:style-name="P6"/>
      <text:p text:style-name="P6">1) CascadeType.PERSIST – <text:span text:style-name="T7">cascade the persist(create) operation to associated entities persist() is call or if the entity is managed</text:span></text:p>
      <text:p text:style-name="P6">2) CascadeType.MERGE – <text:span text:style-name="T7">cascaseds the merge operation to associated entities if merge() is called or if the entity is managed</text:span></text:p>
      <text:p text:style-name="P6">3) CascadeType.REMOVE – <text:span text:style-name="T7">cascades the remove operation to associated entities if delete() is called</text:span></text:p>
      <text:p text:style-name="P6">4) Cascade.REFRESH – <text:span text:style-name="T7">cascades the refresh operation <text:s/>to associated entities if refresh() is called</text:span></text:p>
      <text:p text:style-name="P6">5) CascadeType.ALL – <text:span text:style-name="T7">all of the above</text:span></text:p>
      <text:p text:style-name="P6"/>
      <text:p text:style-name="P7">F. Association Fetching</text:p>
      <text:p text:style-name="P7">1) FetchTy<text:span text:style-name="T14">pe.EAGER – </text:span><text:span text:style-name="T11">will try to use an outer join select to retrieve the associated object.</text:span></text:p>
      <text:p text:style-name="P8">2) FetechType.LAZY – <text:span text:style-name="T7">the default and will only trigger a select when the associated object is accessed for the first time</text:span></text:p>
      <text:p text:style-name="P18"/>
      <text:p text:style-name="P8">III. Mapping Composite primary and foreign keys</text:p>
      <text:p text:style-name="P19">- <text:span text:style-name="T1">Composite keys </text:span>use a <text:span text:style-name="T1">embedded class </text:span>as the primary key representation. So you will use the <text:span text:style-name="T1">@Id </text:span>and <text:span text:style-name="T1">@Embeddable </text:span>annotations. Alternatively, you can use the <text:span text:style-name="T1">@EmbeddedId</text:span> annotation.</text:p>
      <text:p text:style-name="P10"><text:soft-page-break/>IV. Caching</text:p>
      <text:p text:style-name="P20">- Caching is all about application <text:span text:style-name="T1">performance optimization</text:span></text:p>
      <text:p text:style-name="P20">- sits between your <text:span text:style-name="T1">application</text:span> and <text:span text:style-name="T1">databas</text:span>e to avoid the number of hits as many as possible to give a better performance for critical applications</text:p>
      <text:p text:style-name="P20">- <text:span text:style-name="T19">the </text:span><text:span text:style-name="T6">first level cache </text:span><text:span text:style-name="T19">is the </text:span><text:span text:style-name="T6">first-level transaction scope cache </text:span><text:span text:style-name="T19">which is </text:span><text:span text:style-name="T6">mandatory</text:span></text:p>
      <text:p text:style-name="P20"/>
      <text:p text:style-name="P10">A. First-Level Cache</text:p>
      <text:p text:style-name="P20">- is the <text:span text:style-name="T1">Session cache </text:span>and is mandatory cache through which all requests must pass.</text:p>
      <text:p text:style-name="P20">- the session object keeps an object under its own power before commiting it to the database.</text:p>
      <text:p text:style-name="P20">- scenario: if you issue multple updates to an object, Hibernate tries to delay doing the update as long as possible to reduce the number of update SQL statements issued. If you close the session, all the objects being cached are lost and either persisted or updated in the database.</text:p>
      <text:p text:style-name="P20"/>
      <text:p text:style-name="P10">B. Second-Level Cache</text:p>
      <text:p text:style-name="P20">- is an optional cache and the <text:span text:style-name="T1">first-level </text:span>cache will always be consulted before any attempt is made to locate an object in the 2<text:span text:style-name="T17">nd</text:span> level cache.</text:p>
      <text:p text:style-name="P20">- the secon<text:span text:style-name="T25">d</text:span> level cache can be configured on a per-class and per-collection basis and mainly responsible for caching objects ascross sessions</text:p>
      <text:p text:style-name="P22">- returns values, no of actual persisent instances</text:p>
      <text:p text:style-name="P22">- this cache is useful only for read-mostly classes</text:p>
      <text:p text:style-name="P20"/>
      <text:p text:style-name="P10">C. Query-Level Cache</text:p>
      <text:p text:style-name="P10">- <text:span text:style-name="T7">Hibernate implements a cache for query resultsets that integrates closely with 2</text:span><text:span text:style-name="T18">nd</text:span><text:span text:style-name="T7"> level cache. Useful for queries that are run frequently with the same parameters</text:span></text:p>
      <text:p text:style-name="P10"/>
      <text:p text:style-name="P11">D. Isolation Levels</text:p>
      <text:p text:style-name="P11">1) Read Uncommitted –<text:span text:style-name="T7"> specifies that statements can read rows that have been modified by other transactions but not yet committed</text:span></text:p>
      <text:p text:style-name="P11">2) Read Committed –<text:span text:style-name="T7"> specifies that statements cannot read data that has been modified but not committed by other transactions. This prevents </text:span>dirty read</text:p>
      <text:p text:style-name="P11">3) Repeatable Read – <text:span text:style-name="T7">specifies that statements cannot read data that has been modified but not yet committed by other transactions and that no other transactions can modify data that has been read by the current transaction until the current transaction completes.</text:span></text:p>
      <text:p text:style-name="P10"/>
      <text:p text:style-name="P26">D. Concurrency Strategies</text:p>
      <text:p text:style-name="P27">- concurrency strategy is a mediator which is responsible for storing items of data in cache and retrieving them for the cache</text:p>
      <text:p text:style-name="P27">- the following are concurrency strategies:</text:p>
      <text:p text:style-name="P26">1) Transaction – <text:span text:style-name="T7">for </text:span>read-mostly<text:span text:style-name="T7"> data where it is critical to prevent stale data in concurrent transactions, in the rare case of an update</text:span></text:p>
      <text:p text:style-name="P26">2) Read-Write – <text:span text:style-name="T7">same for transactional</text:span></text:p>
      <text:p text:style-name="P26">3) Nonstrict-read-write – <text:span text:style-name="T7">use this strategy if data hardly ever changes and a small likelihood of stale data is not of critical concern</text:span></text:p>
      <text:p text:style-name="P10"><text:span text:style-name="T20">4) Read-Only – </text:span><text:span text:style-name="T21">a concurrency strategy suitable for data which never changes. Use it for reference data on</text:span><text:span text:style-name="T22">ly</text:span></text:p>
      <text:p text:style-name="P10"/>
      <text:p text:style-name="P10"/>
      <text:p text:style-name="P10"/>
      <text:p text:style-name="P10"/>
      <text:p text:style-name="P28"><text:soft-page-break/>E. Considerations</text:p>
      <text:p text:style-name="P29">- Candidates for second-level caching are classes that represent:</text:p>
      <text:p text:style-name="P29">1) Data that changes rarely</text:p>
      <text:p text:style-name="P29">2) Non cirtical data (ex: content-management data)</text:p>
      <text:p text:style-name="P29">3) Data that is local to the application and not shared</text:p>
      <text:p text:style-name="P21"/>
      <text:p text:style-name="P29">- Bad candidates:</text:p>
      <text:p text:style-name="P29">1) Data that is updated often</text:p>
      <text:p text:style-name="P29">2) Financial data</text:p>
      <text:p text:style-name="P29">3) Data that is shared with a legacy application</text:p>
      <text:p text:style-name="P21"/>
      <text:p text:style-name="P21"/>
      <text:p text:style-name="P21"/>
      <text:p text:style-name="P21"/>
      <text:p text:style-name="P22">- Other Considerations:</text:p>
      <text:p text:style-name="P22">1) A small number of instances</text:p>
      <text:p text:style-name="P22">2) Each instance referenced by many instances of another class or classes</text:p>
      <text:p text:style-name="P21"><text:span text:style-name="T20">- </text:span><text:span text:style-name="T23">good candidates </text:span><text:span text:style-name="T24">for caching are called </text:span><text:span text:style-name="T23">reference data.</text:span><text:span text:style-name="T24"> They are excellent candidate for caching with a </text:span><text:span text:style-name="T23">process</text:span><text:span text:style-name="T24"> or </text:span><text:span text:style-name="T23">cluster</text:span><text:span text:style-name="T24"> scope and any application that uses reference data heavliy will benefit greatly if that data is cached. You allow data to be refreshed when the cache timeout period expires.Examples are ZIP codes, reference addresses, Office, location, static text messages.</text:span></text:p>
      <text:p text:style-name="P21"/>
      <text:p text:style-name="P13">F. Caching Properties</text:p>
      <text:p text:style-name="P24">- <text:span text:style-name="T1">eternal = “true”, </text:span>disable eviction by choosing a cache size limit greter than the number of categories in the system and setting eternal = “true”</text:p>
      <text:p text:style-name="P24">- <text:span text:style-name="T1">timeToIdleSeconds – </text:span>explains the expiry time in seconds since an element was last accessed in the cache</text:p>
      <text:p text:style-name="P24">- <text:span text:style-name="T1">timeToLiveSeconds – </text:span>defines the maximum expiry time in seconds since the element was added to the cache</text:p>
      <text:p text:style-name="P21"/>
      <text:p text:style-name="P12"><text:span text:style-name="T24">V. </text:span><text:span text:style-name="T20">Connection Pools</text:span></text:p>
      <text:p text:style-name="P23">- it is a tecchnique to allow multiple clients to make use of <text:span text:style-name="T1">cache set of shared and reusable connection objects</text:span> providing access to a database</text:p>
      <text:p text:style-name="P23">- opening and closing of database connections are an expensive process and hence connection pools improve the performance of execution of commands on a db for which we maintain <text:span text:style-name="T1">connection objects</text:span> in the pool.</text:p>
      <text:p text:style-name="P12">- <text:span text:style-name="T7">it facilitates </text:span>reuse of the same connection to object<text:span text:style-name="T7"> to serve a number of client requests</text:span></text:p>
      <text:p text:style-name="P23">- a client requests and once finished, the object is given back to the pool from where it's assigned to one of queued requests</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10:40:56.379090291</meta:creation-date>
    <dc:date>2016-10-06T15:29:00.560062029</dc:date>
    <meta:editing-duration>PT3H18M14S</meta:editing-duration>
    <meta:editing-cycles>5</meta:editing-cycles>
    <meta:generator>LibreOffice/4.2.8.2$Linux_x86 LibreOffice_project/420m0$Build-2</meta:generator>
    <meta:document-statistic meta:table-count="0" meta:image-count="0" meta:object-count="0" meta:page-count="4" meta:paragraph-count="104" meta:word-count="1439" meta:character-count="8832" meta:non-whitespace-character-count="7473"/>
  </office:meta>
</office:document-meta>
</file>